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76e" officeooo:paragraph-rsid="0003776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3776e" officeooo:paragraph-rsid="0003776e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ustin Stewart</text:p>
      <text:p text:style-name="P2">CPSC 240-09</text:p>
      <text:p text:style-name="P2">Assignment 1</text:p>
      <text:p text:style-name="P2">August 25,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Stewart</meta:initial-creator>
    <meta:creation-date>2015-08-10T19:38:43.850973453</meta:creation-date>
    <dc:date>2015-08-10T19:42:01.201574777</dc:date>
    <dc:creator>Justin Stewart</dc:creator>
    <meta:editing-duration>PT3M17S</meta:editing-duration>
    <meta:editing-cycles>1</meta:editing-cycles>
    <meta:document-statistic meta:table-count="0" meta:image-count="0" meta:object-count="0" meta:page-count="1" meta:paragraph-count="4" meta:word-count="9" meta:character-count="52" meta:non-whitespace-character-count="47"/>
    <meta:generator>LibreOffice/4.4.2.2$Linux_X86_64 LibreOffice_project/40m0$Build-2</meta:generator>
  </office:meta>
</office:document-meta>
</file>